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2cm" draw:z-index="0"><draw:image xlink:href="../images/0667.png" xlink:type="simple" xlink:show="embed" xlink:actuate="onLoad"/></draw:frame></text:p>
          </table:table-cell>
          <table:table-cell table:style-name="Table1.B1" office:value-type="string">
            <text:h text:style-name="P7" text:outline-level="1">Генератор 2-фазного напряже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19cm" draw:z-index="1"><draw:image xlink:href="../images/0667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<text:span text:style-name="T3"> двух синусоидальных сигналов, сдвинутых по фазе на 90 градусов:</text:span></text:p>
            <text:p text:style-name="P3"><draw:frame draw:style-name="fr3" draw:name="Объект6" text:anchor-type="as-char" svg:width="7.664cm" svg:height="1.711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2"><text:span text:style-name="T1"><draw:frame draw:style-name="fr3" draw:name="Объект26" text:anchor-type="as-char" svg:width="2.806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2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2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2">Блок имеет <text:span text:style-name="T1">2</text:span> входных и 2 выходных порта. </text:p>
            <text:p text:style-name="P2"><text:span text:style-name="T4">В</text:span><text:span text:style-name="T6">ходны</text:span><text:span text:style-name="T4">е</text:span><text:span text:style-name="T6"> сигналы</text:span>:</text:p>
            <text:list xml:id="list7476036096840884227" text:style-name="L1">
              <text:list-item>
                <text:p text:style-name="P8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2"><text:span text:style-name="T4">Вы</text:span><text:span text:style-name="T6">ходные сигналы</text:span>:</text:p>
            <text:list xml:id="list7120875065887327913" text:style-name="L2">
              <text:list-item>
                <text:p text:style-name="P9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2-фазного напряжения</dc:title>
    <dc:date>2014-12-09T22:23:53.79</dc:date>
    <meta:generator>OpenOffice/4.1.1$Win32 OpenOffice.org_project/411m6$Build-9775</meta:generator>
    <meta:editing-duration>PT2H51M28S</meta:editing-duration>
    <meta:editing-cycles>58</meta:editing-cycles>
    <meta:document-statistic meta:table-count="1" meta:image-count="2" meta:object-count="8" meta:page-count="1" meta:paragraph-count="17" meta:word-count="64" meta:character-count="410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frac>
                            <mo stretchy="false">π</mo>
                            <mn>2</mn>
                          </mfrac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{
alignl U_d(t) ~=~  U_max(t) cdot sin(2 p cdot f cdot t), #
       U_q(t) ~=~  U_max(t) cdot sin(2 p cdot f cdot t + {%pi over 2}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